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5424" officeooo:paragraph-rsid="00075424"/>
    </style:style>
    <style:style style:name="P2" style:family="paragraph" style:parent-style-name="Standard">
      <style:paragraph-properties fo:text-align="start" style:justify-single-word="false"/>
      <style:text-properties officeooo:rsid="00075424" officeooo:paragraph-rsid="00075424"/>
    </style:style>
    <style:style style:name="P3" style:family="paragraph" style:parent-style-name="Standard">
      <style:paragraph-properties fo:text-align="start" style:justify-single-word="false"/>
      <style:text-properties officeooo:rsid="00075424" officeooo:paragraph-rsid="000e4b85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75424" officeooo:paragraph-rsid="00075424"/>
    </style:style>
    <style:style style:name="P5" style:family="paragraph" style:parent-style-name="Standard">
      <style:paragraph-properties fo:text-align="end" style:justify-single-word="false"/>
      <style:text-properties fo:language="fr" fo:country="FR" officeooo:rsid="00075424" officeooo:paragraph-rsid="00075424"/>
    </style:style>
    <style:style style:name="P6" style:family="paragraph" style:parent-style-name="Standard">
      <style:paragraph-properties fo:text-align="start" style:justify-single-word="false"/>
      <style:text-properties officeooo:paragraph-rsid="000e81c9"/>
    </style:style>
    <style:style style:name="P7" style:family="paragraph" style:parent-style-name="Standard">
      <style:paragraph-properties fo:text-align="start" style:justify-single-word="false"/>
      <style:text-properties officeooo:rsid="000e4b85" officeooo:paragraph-rsid="000e4b85"/>
    </style:style>
    <style:style style:name="P8" style:family="paragraph" style:parent-style-name="Standard">
      <style:paragraph-properties fo:text-align="start" style:justify-single-word="false"/>
      <style:text-properties officeooo:rsid="000e81c9" officeooo:paragraph-rsid="000e81c9"/>
    </style:style>
    <style:style style:name="P9" style:family="paragraph" style:parent-style-name="Standard">
      <style:paragraph-properties fo:text-align="start" style:justify-single-word="false"/>
      <style:text-properties officeooo:rsid="000e81c9" officeooo:paragraph-rsid="00116172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e81c9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ed39b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e81c9" officeooo:paragraph-rsid="000e81c9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e81c9" officeooo:paragraph-rsid="000ed39b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e81c9"/>
    </style:style>
    <style:style style:name="P1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officeooo:rsid="000e81c9" officeooo:paragraph-rsid="000ed39b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ed39b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ed39b"/>
    </style:style>
    <style:style style:name="T1" style:family="text">
      <style:text-properties officeooo:rsid="0008be6a"/>
    </style:style>
    <style:style style:name="T2" style:family="text">
      <style:text-properties fo:language="fr" fo:country="FR"/>
    </style:style>
    <style:style style:name="T3" style:family="text">
      <style:text-properties officeooo:rsid="000e81c9"/>
    </style:style>
    <style:style style:name="T4" style:family="text">
      <style:text-properties officeooo:rsid="000ed39b"/>
    </style:style>
    <style:style style:name="T5" style:family="text">
      <style:text-properties officeooo:rsid="000f00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<text:span text:style-name="T2">Juillet</text:span> 2019</text:p>
      <text:p text:style-name="P1"/>
      <text:p text:style-name="P1">Friedrichstrasse 16, 72072,</text:p>
      <text:p text:style-name="P5">Tübingen, Allemagne</text:p>
      <text:p text:style-name="P1">Phone: +33 (0)6 48 36 37 42</text:p>
      <text:p text:style-name="P1">Email: <text:a xlink:type="simple" xlink:href="mailto:maximilien.naveau@gmail.com" text:style-name="Internet_20_link" text:visited-style-name="Visited_20_Internet_20_Link">maximilien.naveau@gmail.com</text:a></text:p>
      <text:p text:style-name="P2"/>
      <text:p text:style-name="P4"><text:span text:style-name="T1">A l’attention de: </text:span>Mesdames, Messieurs, les membres du jury,</text:p>
      <text:p text:style-name="P4"/>
      <text:p text:style-name="P2">Objet: candidature <text:span text:style-name="T1">pour le concours externes d’ingenieur de recherche (numero 40).</text:span></text:p>
      <text:p text:style-name="P2"/>
      <text:p text:style-name="P7">Je suis actuellement Post-Doc dans le group Machines in Motion au sein de l’institut de Max-Planck pour les systemes intelligent. Je m’addresse a vous pour candidater au poste d’ingenieur checheurs au sein du Laboratoire d’analyse et d’architecture.</text:p>
      <text:p text:style-name="P7"/>
      <text:p text:style-name="P8">Pourquoi je soushaite aller au LAAS?</text:p>
      <text:p text:style-name="P12">- robot humanoides fonctionnel et commande en couple</text:p>
      <text:p text:style-name="P13">- <text:span text:style-name="T4">c est un laboratoire public,</text:span></text:p>
      <text:p text:style-name="P15"><text:span text:style-name="T4">- je souhaite travaille pour des etablissement public et me mettre au service des chercheurs.</text:span></text:p>
      <text:p text:style-name="P15">- <text:span text:style-name="T4">la robotiques necessites enormement de ressources en termes de developpement logiciel. (j ai pu le constater pendant ma these, aide de Matthieu Herrb sur l integration de la Motion Capture).</text:span></text:p>
      <text:p text:style-name="P15">- <text:span text:style-name="T4">j ai plaisir a developper des outils durable pour les chercheurs (RAI)</text:span></text:p>
      <text:p text:style-name="P15">-</text:p>
      <text:p text:style-name="P10"/>
      <text:p text:style-name="P10"/>
      <text:p text:style-name="P8">Presenter les point pertinant du CV:</text:p>
      <text:p text:style-name="P9">ACTIVITES PRINCIPALES :</text:p>
      <text:p text:style-name="P6"><text:span text:style-name="T3">- </text:span>Réaliser l'intégration de logiciels pour la robotique, particulièrement pour la robotique humanoïde:</text:p>
      <text:p text:style-name="P10">- <text:span text:style-name="T3">these sur HRP-2</text:span></text:p>
      <text:p text:style-name="P10">- <text:span text:style-name="T3">[travail sur Athena et le torque control]</text:span></text:p>
      <text:p text:style-name="P10">- <text:span text:style-name="T3">travail sur le quadruped.</text:span></text:p>
      <text:p text:style-name="P14">- Conduire le déploiement des applications:</text:p>
      <text:p text:style-name="P10">- <text:span text:style-name="T4">integration de diverse experience sur le robot hrp-2, [experiences faites durant ma these]</text:span></text:p>
      <text:p text:style-name="P11">- <text:span text:style-name="T4">quadruped, [encadrement d’un interne Avadesh Meduri planner Brahayam].</text:span></text:p>
      <text:p text:style-name="P11">- <text:span text:style-name="T4">hopper evaluation des performances du nouveau systeme en collectant et sauvegardant les donnees.</text:span></text:p>
      <text:p text:style-name="P14"/>
      <text:p text:style-name="P16"><text:span text:style-name="T3">- </text:span>Encadrer les équipes de développement:</text:p>
      <text:p text:style-name="P16"><text:tab/>- ...</text:p>
      <text:p text:style-name="P16">- Animer et gérer les environnements de développements collaboratifs</text:p>
      <text:p text:style-name="P11">- <text:span text:style-name="T4">co-Administrator of the gitlab server in MPI-IS</text:span></text:p>
      <text:p text:style-name="P16">- Mettre à jour les environnements logiciels bas niveau des robots (pilotes et systèmes d'exploitation)</text:p>
      <text:p text:style-name="P11">- <text:span text:style-name="T5">passage de xenomai a rt-prempt et utilisation d’une library qui encapsule les fonctionnalites des diffrents OS ((rt-)thread, mutex, read and write to ports).</text:span></text:p>
      <text:p text:style-name="P11">- <text:span text:style-name="T5">installation de rt-preempt sur les blmc robots.</text:span></text:p>
      <text:p text:style-name="P11"/>
      <text:p text:style-name="P16">ACTIVITES ASSOCIEES :</text:p>
      <text:p text:style-name="P16">- Former les utilisateurs des robots<text:line-break/><text:tab/>- <text:line-break/><text:soft-page-break/>- Faire de la vulgarisation auprès du grand public<text:line-break/><text:line-break/>- Assurer de la veille technologique et scientifique sur les architectures de calcul embarqués, et sur les concepts et méthodes autour des logiciels embarquées temps-réel en robotique</text:p>
      <text:p text:style-name="P16"/>
      <text:p text:style-name="P6"><text:tab/></text:p>
      <text:p text:style-name="P2"/>
      <text:p text:style-name="P7"/>
      <text:p text:style-name="P2"/>
      <text:p text:style-name="P2"/>
      <text:p text:style-name="P3">Veuillez agréer, <text:span text:style-name="T2">Mesdames, Messieurs, les membres du jury</text:span>, l'expression de mes meilleurs sentiments.</text:p>
      <text:p text:style-name="P3"/>
      <text:p text:style-name="P7">Maximilien Nav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6:40:57.172408722</meta:creation-date>
    <meta:generator>LibreOffice/5.1.6.2$Linux_X86_64 LibreOffice_project/10m0$Build-2</meta:generator>
    <dc:date>2019-06-27T19:05:31.831262145</dc:date>
    <meta:editing-duration>PT1H8M52S</meta:editing-duration>
    <meta:editing-cycles>5</meta:editing-cycles>
    <meta:document-statistic meta:table-count="0" meta:image-count="0" meta:object-count="0" meta:page-count="2" meta:paragraph-count="37" meta:word-count="369" meta:character-count="2429" meta:non-whitespace-character-count="2091"/>
  </office:meta>
</office:document-meta>
</file>